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Cascadia Mono" svg:font-family="'Cascadia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7cm" fo:min-width="12.791cm" loext:decorative="false"/>
      <style:paragraph-properties style:writing-mode="lr-tb"/>
    </style:style>
    <style:style style:name="P1" style:family="paragraph">
      <style:paragraph-properties fo:margin-top="0.051cm" fo:margin-bottom="0.102cm" fo:text-align="start"/>
    </style:style>
    <style:style style:name="P2" style:family="paragraph">
      <style:paragraph-properties fo:margin-top="0.051cm" fo:margin-bottom="0.102cm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0pt" style:font-size-complex="10pt"/>
    </style:style>
    <style:style style:name="T2" style:family="text">
      <style:text-properties fo:font-size="16pt" fo:font-weight="bold" style:font-size-asian="10pt" style:font-weight-asian="bold" style:font-size-complex="10pt" style:font-weight-complex="bold"/>
    </style:style>
    <style:style style:name="T3" style:family="text">
      <style:text-properties style:font-name="Cascadia Mono" fo:font-size="16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8.098cm" svg:height="19.967cm" svg:x="1.952cm" svg:y="1.635cm">
          <draw:text-box>
            <text:p>Generics</text:p>
            <text:p text:style-name="P1"><text:span text:style-name="T1">- Generic Classes and Methods:</text:span></text:p>
            <text:p text:style-name="P1"><text:span text:style-name="T1"><text:s text:c="2"/></text:span><text:span text:style-name="T1">- Allow deferred specification of type parameters.</text:span></text:p>
            <text:p text:style-name="P1"><text:span text:style-name="T1"><text:s text:c="2"/></text:span><text:span text:style-name="T1">- Create reusable code for different data types.</text:span></text:p>
            <text:p text:style-name="P1"><text:span text:style-name="T1">- Type Safety and Efficiency:</text:span></text:p>
            <text:p text:style-name="P1"><text:span text:style-name="T1"><text:s text:c="2"/></text:span><text:span text:style-name="T1">- Enforce type correctness at compile time.</text:span></text:p>
            <text:p text:style-name="P1"><text:span text:style-name="T1"><text:s text:c="2"/></text:span><text:span text:style-name="T1">- Replace type parameters with actual types during compilation.</text:span></text:p>
            <text:p text:style-name="P1"><text:span text:style-name="T1">- Collections and Generics:</text:span></text:p>
            <text:p text:style-name="P1"><text:span text:style-name="T1"><text:s text:c="2"/></text:span><text:span text:style-name="T1">- Use </text:span><text:span text:style-name="T2">System.Collections.Generic</text:span><text:span text:style-name="T1"> for type-safe collections.</text:span></text:p>
            <text:p text:style-name="P1"><text:span text:style-name="T1"><text:s text:c="2"/></text:span><text:span text:style-name="T1">- Avoid non-generic collections</text:span></text:p>
            <text:p text:style-name="P1"><text:span text:style-name="T1">- Custom Generic Types:</text:span></text:p>
            <text:p text:style-name="P1"><text:span text:style-name="T1"><text:s text:c="2"/></text:span><text:span text:style-name="T1">- Design your own generic classes and methods.</text:span></text:p>
            <text:p text:style-name="P1"><text:span text:style-name="T1"><text:s text:c="2"/></text:span><text:span text:style-name="T1">- Provide efficient and type-safe solutions.</text:span></text:p>
            <text:p text:style-name="P1"><text:span text:style-name="T1">- To declare a Generic class use the notation:</text:span></text:p>
            <text:p text:style-name="P1"><text:span text:style-name="T3">public class ClassName&lt;T&gt; {</text:span></text:p>
            <text:p text:style-name="P1"><text:span text:style-name="T3"><text:s text:c="2"/></text:span><text:span text:style-name="T3">private T identifier;</text:span></text:p>
            <text:p text:style-name="P1"><text:span text:style-name="T3"><text:s text:c="2"/></text:span><text:span text:style-name="T3">public void DoSomething(T parameter) {…}</text:span></text:p>
            <text:p text:style-name="P1"><text:span text:style-name="T3"><text:s text:c="2"/></text:span><text:span text:style-name="T3">public T Get(…) {...}</text:span></text:p>
            <text:p text:style-name="P1"><text:span text:style-name="T3">}</text:span></text:p>
            <text:p text:style-name="P2"><text:span text:style-name="T1">- Example of a Generic method</text:span></text:p>
            <text:p text:style-name="P2"><text:span text:style-name="T3">public static void Swap&lt;T&gt;(ref T a, ref T b) {</text:span></text:p>
            <text:p text:style-name="P2"><text:span text:style-name="T3"><text:s text:c="2"/></text:span><text:span text:style-name="T3">T temp = a;</text:span></text:p>
            <text:p text:style-name="P2"><text:span text:style-name="T3">  </text:span><text:span text:style-name="T3">a = b;</text:span></text:p>
            <text:p text:style-name="P2"><text:span text:style-name="T3">  </text:span><text:span text:style-name="T3">b = temp;</text:span></text:p>
            <text:p text:style-name="P2"><text:span text:style-name="T3">} </text:span></text:p>
            <text:p text:style-name="P1"><text:span text:style-name="T4"/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Cascadia Mono" svg:font-family="'Cascadia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5T15:23:01.333040831</meta:creation-date>
    <dc:date>2024-08-26T19:18:59.064000000</dc:date>
    <meta:editing-duration>PT25M1S</meta:editing-duration>
    <meta:editing-cycles>2</meta:editing-cycles>
    <meta:generator>LibreOffice/24.2.5.2$Windows_X86_64 LibreOffice_project/bffef4ea93e59bebbeaf7f431bb02b1a39ee8a59</meta:generator>
    <meta:document-statistic meta:object-count="1"/>
  </office:meta>
</office:document-meta>
</file>